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114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 style:data-style-name="N114">
      <style:table-cell-properties fo:background-color="#ffff99"/>
      <style:text-properties fo:font-weight="bold" style:font-weight-asian="bold" style:font-weight-complex="bold"/>
    </style:style>
  </office:automatic-styles>
  <office:body>
    <office:spreadsheet>
      <table:table table:name="fig5.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251.114" calcext:value-type="float">
            <text:p>251,1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51" calcext:value-type="float">
            <text:p>89,151</text:p>
          </table:table-cell>
          <table:table-cell office:value-type="float" office:value="540.059" calcext:value-type="float">
            <text:p>540,059</text:p>
          </table:table-cell>
          <table:table-cell office:value-type="string" calcext:value-type="string">
            <text:p>(usado para escala)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ea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406" calcext:value-type="float">
            <text:p>11,406</text:p>
          </table:table-cell>
          <table:table-cell office:value-type="float" office:value="18.479" calcext:value-type="float">
            <text:p>18,4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$24]-[.G3]" office:value-type="float" office:value="2.371" calcext:value-type="float">
            <text:p>2,371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665" calcext:value-type="float">
            <text:p>11,665</text:p>
          </table:table-cell>
          <table:table-cell office:value-type="float" office:value="18.146" calcext:value-type="float">
            <text:p>18,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$24]-[.G4]" office:value-type="float" office:value="2.704" calcext:value-type="float">
            <text:p>2,704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925" calcext:value-type="float">
            <text:p>11,925</text:p>
          </table:table-cell>
          <table:table-cell office:value-type="float" office:value="17.628" calcext:value-type="float">
            <text:p>17,6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$24]-[.G5]" office:value-type="float" office:value="3.222" calcext:value-type="float">
            <text:p>3,222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48" calcext:value-type="float">
            <text:p>14,48</text:p>
          </table:table-cell>
          <table:table-cell office:value-type="float" office:value="16.295" calcext:value-type="float">
            <text:p>16,2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3]+5" office:value-type="float" office:value="5" calcext:value-type="float">
            <text:p>5</text:p>
          </table:table-cell>
          <table:table-cell table:formula="of:=[.G$24]-[.G6]" office:value-type="float" office:value="4.555" calcext:value-type="float">
            <text:p>4,555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739" calcext:value-type="float">
            <text:p>14,739</text:p>
          </table:table-cell>
          <table:table-cell office:value-type="float" office:value="16.517" calcext:value-type="float">
            <text:p>16,5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4]+5" office:value-type="float" office:value="5" calcext:value-type="float">
            <text:p>5</text:p>
          </table:table-cell>
          <table:table-cell table:formula="of:=[.G$24]-[.G7]" office:value-type="float" office:value="4.333" calcext:value-type="float">
            <text:p>4,333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961" calcext:value-type="float">
            <text:p>14,961</text:p>
          </table:table-cell>
          <table:table-cell office:value-type="float" office:value="14.776" calcext:value-type="float">
            <text:p>14,7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5]+5" office:value-type="float" office:value="5" calcext:value-type="float">
            <text:p>5</text:p>
          </table:table-cell>
          <table:table-cell table:formula="of:=[.G$24]-[.G8]" office:value-type="float" office:value="6.074" calcext:value-type="float">
            <text:p>6,074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331" calcext:value-type="float">
            <text:p>18,331</text:p>
          </table:table-cell>
          <table:table-cell office:value-type="float" office:value="14.628" calcext:value-type="float">
            <text:p>14,6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6]+5" office:value-type="float" office:value="10" calcext:value-type="float">
            <text:p>10</text:p>
          </table:table-cell>
          <table:table-cell table:formula="of:=[.G$24]-[.G9]" office:value-type="float" office:value="6.222" calcext:value-type="float">
            <text:p>6,222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591" calcext:value-type="float">
            <text:p>18,591</text:p>
          </table:table-cell>
          <table:table-cell office:value-type="float" office:value="15.072" calcext:value-type="float">
            <text:p>15,0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7]+5" office:value-type="float" office:value="10" calcext:value-type="float">
            <text:p>10</text:p>
          </table:table-cell>
          <table:table-cell table:formula="of:=[.G$24]-[.G10]" office:value-type="float" office:value="5.778" calcext:value-type="float">
            <text:p>5,778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776" calcext:value-type="float">
            <text:p>18,776</text:p>
          </table:table-cell>
          <table:table-cell office:value-type="float" office:value="13.48" calcext:value-type="float">
            <text:p>13,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8]+5" office:value-type="float" office:value="10" calcext:value-type="float">
            <text:p>10</text:p>
          </table:table-cell>
          <table:table-cell table:formula="of:=[.G$24]-[.G11]" office:value-type="float" office:value="7.37" calcext:value-type="float">
            <text:p>7,37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3.48" calcext:value-type="float">
            <text:p>13,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9]+5" office:value-type="float" office:value="15" calcext:value-type="float">
            <text:p>15</text:p>
          </table:table-cell>
          <table:table-cell table:formula="of:=[.G$24]-[.G12]" office:value-type="float" office:value="7.37" calcext:value-type="float">
            <text:p>7,37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516" calcext:value-type="float">
            <text:p>22,516</text:p>
          </table:table-cell>
          <table:table-cell office:value-type="float" office:value="14.184" calcext:value-type="float">
            <text:p>14,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5" office:value-type="float" office:value="15" calcext:value-type="float">
            <text:p>15</text:p>
          </table:table-cell>
          <table:table-cell table:formula="of:=[.G$24]-[.G13]" office:value-type="float" office:value="6.666" calcext:value-type="float">
            <text:p>6,666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738" calcext:value-type="float">
            <text:p>22,738</text:p>
          </table:table-cell>
          <table:table-cell office:value-type="float" office:value="12.036" calcext:value-type="float">
            <text:p>12,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1]+5" office:value-type="float" office:value="15" calcext:value-type="float">
            <text:p>15</text:p>
          </table:table-cell>
          <table:table-cell table:formula="of:=[.G$24]-[.G14]" office:value-type="float" office:value="8.814" calcext:value-type="float">
            <text:p>8,814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145" calcext:value-type="float">
            <text:p>26,145</text:p>
          </table:table-cell>
          <table:table-cell office:value-type="float" office:value="12.258" calcext:value-type="float">
            <text:p>12,2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2]+5" office:value-type="float" office:value="20" calcext:value-type="float">
            <text:p>20</text:p>
          </table:table-cell>
          <table:table-cell table:formula="of:=[.G$24]-[.G15]" office:value-type="float" office:value="8.592" calcext:value-type="float">
            <text:p>8,592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367" calcext:value-type="float">
            <text:p>26,367</text:p>
          </table:table-cell>
          <table:table-cell office:value-type="float" office:value="13.665" calcext:value-type="float">
            <text:p>13,6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3]+5" office:value-type="float" office:value="20" calcext:value-type="float">
            <text:p>20</text:p>
          </table:table-cell>
          <table:table-cell table:formula="of:=[.G$24]-[.G16]" office:value-type="float" office:value="7.185" calcext:value-type="float">
            <text:p>7,185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27" calcext:value-type="float">
            <text:p>26,627</text:p>
          </table:table-cell>
          <table:table-cell office:value-type="float" office:value="11.184" calcext:value-type="float">
            <text:p>11,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4]+5" office:value-type="float" office:value="20" calcext:value-type="float">
            <text:p>20</text:p>
          </table:table-cell>
          <table:table-cell table:formula="of:=[.G$24]-[.G17]" office:value-type="float" office:value="9.666" calcext:value-type="float">
            <text:p>9,666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034" calcext:value-type="float">
            <text:p>30,034</text:p>
          </table:table-cell>
          <table:table-cell office:value-type="float" office:value="11.999" calcext:value-type="float">
            <text:p>11,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5]+5" office:value-type="float" office:value="25" calcext:value-type="float">
            <text:p>25</text:p>
          </table:table-cell>
          <table:table-cell table:formula="of:=[.G$24]-[.G18]" office:value-type="float" office:value="8.851" calcext:value-type="float">
            <text:p>8,851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256" calcext:value-type="float">
            <text:p>30,256</text:p>
          </table:table-cell>
          <table:table-cell office:value-type="float" office:value="12.925" calcext:value-type="float">
            <text:p>12,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6]+5" office:value-type="float" office:value="25" calcext:value-type="float">
            <text:p>25</text:p>
          </table:table-cell>
          <table:table-cell table:formula="of:=[.G$24]-[.G19]" office:value-type="float" office:value="7.925" calcext:value-type="float">
            <text:p>7,925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515" calcext:value-type="float">
            <text:p>30,515</text:p>
          </table:table-cell>
          <table:table-cell office:value-type="float" office:value="10.665" calcext:value-type="float">
            <text:p>10,6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7]+5" office:value-type="float" office:value="25" calcext:value-type="float">
            <text:p>25</text:p>
          </table:table-cell>
          <table:table-cell table:formula="of:=[.G$24]-[.G20]" office:value-type="float" office:value="10.185" calcext:value-type="float">
            <text:p>10,185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885" calcext:value-type="float">
            <text:p>33,885</text:p>
          </table:table-cell>
          <table:table-cell office:value-type="float" office:value="10.554" calcext:value-type="float">
            <text:p>10,5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8]+5" office:value-type="float" office:value="30" calcext:value-type="float">
            <text:p>30</text:p>
          </table:table-cell>
          <table:table-cell table:formula="of:=[.G$24]-[.G21]" office:value-type="float" office:value="10.296" calcext:value-type="float">
            <text:p>10,296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.107" calcext:value-type="float">
            <text:p>34,107</text:p>
          </table:table-cell>
          <table:table-cell office:value-type="float" office:value="11.443" calcext:value-type="float">
            <text:p>11,4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9]+5" office:value-type="float" office:value="30" calcext:value-type="float">
            <text:p>30</text:p>
          </table:table-cell>
          <table:table-cell table:formula="of:=[.G$24]-[.G22]" office:value-type="float" office:value="9.407" calcext:value-type="float">
            <text:p>9,407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.33" calcext:value-type="float">
            <text:p>34,33</text:p>
          </table:table-cell>
          <table:table-cell office:value-type="float" office:value="10.073" calcext:value-type="float">
            <text:p>10,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20]+5" office:value-type="float" office:value="30" calcext:value-type="float">
            <text:p>30</text:p>
          </table:table-cell>
          <table:table-cell table:formula="of:=[.G$24]-[.G23]" office:value-type="float" office:value="10.777" calcext:value-type="float">
            <text:p>10,777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.851" calcext:value-type="float">
            <text:p>10,851</text:p>
          </table:table-cell>
          <table:table-cell office:value-type="float" office:value="20.85" calcext:value-type="float">
            <text:p>20,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G$24]-[.G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888" calcext:value-type="float">
            <text:p>10,888</text:p>
          </table:table-cell>
          <table:table-cell office:value-type="float" office:value="10.777" calcext:value-type="float">
            <text:p>10,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G$24]-[.G25]" office:value-type="float" office:value="10.073" calcext:value-type="float">
            <text:p>10,073</text:p>
          </table:table-cell>
          <table:table-cell/>
        </table:table-row>
      </table:table>
      <table:table table:name="tabla7.1" table:style-name="ta1">
        <table:table-column table:style-name="co8" table:default-cell-style-name="Default"/>
        <table:table-column table:style-name="co8" table:number-columns-repeated="4" table:default-cell-style-name="ce3"/>
        <table:table-column table:style-name="co8" table:number-columns-repeated="13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í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í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í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rí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rías</text:p>
          </table:table-cell>
          <table:table-cell table:style-name="ce1" table:number-columns-repeated="5"/>
          <table:table-cell table:style-name="ce7" office:value-type="string" calcext:value-type="string" table:number-columns-spanned="2" table:number-rows-spanned="1">
            <text:p>gamma dist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í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í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í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í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ío</text:p>
          </table:table-cell>
          <table:table-cell table:style-name="ce2"/>
          <table:table-cell table:style-name="ce1" office:value-type="string" calcext:value-type="string">
            <text:p>Caract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var</text:p>
          </table:table-cell>
          <table:table-cell table:style-name="ce8" office:value-type="string" calcext:value-type="string">
            <text:p>shape</text:p>
          </table:table-cell>
          <table:table-cell table:style-name="ce8" office:value-type="string" calcext:value-type="string">
            <text:p>rate</text:p>
          </table:table-cell>
        </table:table-row>
        <table:table-row table:style-name="ro1">
          <table:table-cell table:style-name="ce1" office:value-type="string" calcext:value-type="string">
            <text:p>Peso N</text:p>
          </table:table-cell>
          <table:table-cell office:value-type="float" office:value="3.12" calcext:value-type="float">
            <text:p>3,12</text:p>
          </table:table-cell>
          <table:table-cell office:value-type="float" office:value="0.25" calcext:value-type="float">
            <text:p>0,25</text:p>
          </table:table-cell>
          <table:table-cell office:value-type="float" office:value="2.69" calcext:value-type="float">
            <text:p>2,69</text:p>
          </table:table-cell>
          <table:table-cell office:value-type="float" office:value="0.68" calcext:value-type="float">
            <text:p>0,68</text:p>
          </table:table-cell>
          <table:table-cell table:style-name="ce3" office:value-type="float" office:value="2.69" calcext:value-type="float">
            <text:p>2,69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0.46" calcext:value-type="float">
            <text:p>0,46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0.32" calcext:value-type="float">
            <text:p>0,32</text:p>
          </table:table-cell>
          <table:table-cell table:style-name="ce3"/>
          <table:table-cell table:style-name="ce4" office:value-type="string" calcext:value-type="string">
            <text:p>Peso N</text:p>
          </table:table-cell>
          <table:table-cell table:style-name="ce5" table:formula="of:=([.B3]/[.C3]^2+[.D3]/[.E3]^2+[.F3]/[.G3]^2+[.H3]/[.I3]^2+[.J3]/[.K3]^2)/(1/[.C3]^2+1/[.E3]^2+1/[.G3]^2+1/[.I3]^2+1/[.K3]^2)" office:value-type="float" office:value="2.55231498383647" calcext:value-type="float">
            <text:p>2,6</text:p>
          </table:table-cell>
          <table:table-cell table:style-name="ce5" table:formula="of:=SQRT(STDEV([.B3];[.D3];[.F3];[.H3];[.J3])^2+AVERAGE([.C3];[.E3];[.G3];[.I3];[.K3])^2)" office:value-type="float" office:value="0.70558486378323" calcext:value-type="float">
            <text:p>0,7</text:p>
          </table:table-cell>
          <table:table-cell table:style-name="ce6" table:formula="of:=STDEV([.B3];[.D3];[.F3];[.H3];[.J3])^2+AVERAGE([.C3];[.E3];[.G3];[.I3];[.K3])^2" office:value-type="float" office:value="0.49785" calcext:value-type="float">
            <text:p>0,50</text:p>
          </table:table-cell>
          <table:table-cell table:style-name="ce9" table:formula="of:=[.N3]^2/[.P3]" office:value-type="float" office:value="13.0848885743018" calcext:value-type="float">
            <text:p>13,1</text:p>
          </table:table-cell>
          <table:table-cell table:style-name="ce9" table:formula="of:=[.N3]/[.P3]" office:value-type="float" office:value="5.12667466874856" calcext:value-type="float">
            <text:p>5,1</text:p>
          </table:table-cell>
        </table:table-row>
        <table:table-row table:style-name="ro1">
          <table:table-cell table:style-name="ce1" office:value-type="string" calcext:value-type="string">
            <text:p>Peso D</text:p>
          </table:table-cell>
          <table:table-cell office:value-type="float" office:value="8.75" calcext:value-type="float">
            <text:p>8,75</text:p>
          </table:table-cell>
          <table:table-cell office:value-type="float" office:value="0.5" calcext:value-type="float">
            <text:p>0,50</text:p>
          </table:table-cell>
          <table:table-cell office:value-type="float" office:value="8.68" calcext:value-type="float">
            <text:p>8,68</text:p>
          </table:table-cell>
          <table:table-cell office:value-type="float" office:value="2.88" calcext:value-type="float">
            <text:p>2,88</text:p>
          </table:table-cell>
          <table:table-cell table:style-name="ce3" office:value-type="float" office:value="8.69" calcext:value-type="float">
            <text:p>8,69</text:p>
          </table:table-cell>
          <table:table-cell table:style-name="ce3" office:value-type="float" office:value="1.49" calcext:value-type="float">
            <text:p>1,49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ce4" office:value-type="string" calcext:value-type="string">
            <text:p>Long N</text:p>
          </table:table-cell>
          <table:table-cell table:style-name="ce5" table:formula="of:=([.B5]/[.C5]^2+[.D5]/[.E5]^2+[.F5]/[.G5]^2+[.H5]/[.I5]^2+[.J5]/[.K5]^2)/(1/[.C5]^2+1/[.E5]^2+1/[.G5]^2+1/[.I5]^2+1/[.K5]^2)" office:value-type="float" office:value="38.4971687696891" calcext:value-type="float">
            <text:p>38,5</text:p>
          </table:table-cell>
          <table:table-cell table:style-name="ce5" table:formula="of:=SQRT(STDEV([.B5];[.D5];[.F5];[.H5];[.J5])^2+AVERAGE([.C5];[.E5];[.G5];[.I5];[.K5])^2)" office:value-type="float" office:value="5.6484383682572" calcext:value-type="float">
            <text:p>5,6</text:p>
          </table:table-cell>
          <table:table-cell table:style-name="ce6" table:formula="of:=STDEV([.B5];[.D5];[.F5];[.H5];[.J5])^2+AVERAGE([.C5];[.E5];[.G5];[.I5];[.K5])^2" office:value-type="float" office:value="31.904856" calcext:value-type="float">
            <text:p>31,90</text:p>
          </table:table-cell>
          <table:table-cell table:style-name="ce9" table:formula="of:=[.N4]^2/[.P4]" office:value-type="float" office:value="46.4516123590065" calcext:value-type="float">
            <text:p>46,5</text:p>
          </table:table-cell>
          <table:table-cell table:style-name="ce9" table:formula="of:=[.N4]/[.P4]" office:value-type="float" office:value="1.20662411921524" calcext:value-type="float">
            <text:p>1,2</text:p>
          </table:table-cell>
        </table:table-row>
        <table:table-row table:style-name="ro1">
          <table:table-cell table:style-name="ce1" office:value-type="string" calcext:value-type="string">
            <text:p>Long N</text:p>
          </table:table-cell>
          <table:table-cell office:value-type="float" office:value="42" calcext:value-type="float">
            <text:p>42,00</text:p>
          </table:table-cell>
          <table:table-cell office:value-type="float" office:value="2.82" calcext:value-type="float">
            <text:p>2,82</text:p>
          </table:table-cell>
          <table:table-cell office:value-type="float" office:value="39.62" calcext:value-type="float">
            <text:p>39,62</text:p>
          </table:table-cell>
          <table:table-cell office:value-type="float" office:value="1.25" calcext:value-type="float">
            <text:p>1,25</text:p>
          </table:table-cell>
          <table:table-cell table:style-name="ce3" office:value-type="float" office:value="39" calcext:value-type="float">
            <text:p>39,00</text:p>
          </table:table-cell>
          <table:table-cell table:style-name="ce3" office:value-type="float" office:value="4.89" calcext:value-type="float">
            <text:p>4,89</text:p>
          </table:table-cell>
          <table:table-cell table:style-name="ce3" office:value-type="float" office:value="32.25" calcext:value-type="float">
            <text:p>32,25</text:p>
          </table:table-cell>
          <table:table-cell table:style-name="ce3" office:value-type="float" office:value="5.02" calcext:value-type="float">
            <text:p>5,02</text:p>
          </table:table-cell>
          <table:table-cell table:style-name="ce3" office:value-type="float" office:value="32" calcext:value-type="float">
            <text:p>32,00</text:p>
          </table:table-cell>
          <table:table-cell table:style-name="ce3" office:value-type="float" office:value="2.64" calcext:value-type="float">
            <text:p>2,64</text:p>
          </table:table-cell>
          <table:table-cell table:style-name="ce3"/>
          <table:table-cell table:style-name="ce1" office:value-type="string" calcext:value-type="string">
            <text:p>Peso D</text:p>
          </table:table-cell>
          <table:table-cell table:style-name="ce5" table:formula="of:=([.B4]/[.C4]^2+[.D4]/[.E4]^2+[.F4]/[.G4]^2+[.H4]/[.I4]^2+[.J4]/[.K4]^2)/(1/[.C4]^2+1/[.E4]^2+1/[.G4]^2+1/[.I4]^2+1/[.K4]^2)" office:value-type="float" office:value="7.85386618498324" calcext:value-type="float">
            <text:p>7,9</text:p>
          </table:table-cell>
          <table:table-cell table:style-name="ce5" table:formula="of:=SQRT(STDEV([.B4];[.D4];[.F4];[.H4];[.J4])^2+AVERAGE([.C4];[.E4];[.G4];[.I4];[.K4])^2)" office:value-type="float" office:value="1.63101992630378" calcext:value-type="float">
            <text:p>1,6</text:p>
          </table:table-cell>
          <table:table-cell table:style-name="ce6" table:formula="of:=STDEV([.B4];[.D4];[.F4];[.H4];[.J4])^2+AVERAGE([.C4];[.E4];[.G4];[.I4];[.K4])^2" office:value-type="float" office:value="2.660226" calcext:value-type="float">
            <text:p>2,66</text:p>
          </table:table-cell>
          <table:table-cell table:style-name="ce10" table:formula="of:=[.N5]^2/[.P5]" office:value-type="float" office:value="23.1872081739007" calcext:value-type="float">
            <text:p>23,2</text:p>
          </table:table-cell>
          <table:table-cell table:style-name="ce10" table:formula="of:=[.N5]/[.P5]" office:value-type="float" office:value="2.95233043545294" calcext:value-type="float">
            <text:p>3,0</text:p>
          </table:table-cell>
        </table:table-row>
        <table:table-row table:style-name="ro1">
          <table:table-cell table:style-name="ce1" office:value-type="string" calcext:value-type="string">
            <text:p>Long D</text:p>
          </table:table-cell>
          <table:table-cell office:value-type="float" office:value="82.87" calcext:value-type="float">
            <text:p>82,87</text:p>
          </table:table-cell>
          <table:table-cell office:value-type="float" office:value="2.46" calcext:value-type="float">
            <text:p>2,46</text:p>
          </table:table-cell>
          <table:table-cell office:value-type="float" office:value="75.87" calcext:value-type="float">
            <text:p>75,87</text:p>
          </table:table-cell>
          <table:table-cell office:value-type="float" office:value="6.11" calcext:value-type="float">
            <text:p>6,11</text:p>
          </table:table-cell>
          <table:table-cell table:style-name="ce3" office:value-type="float" office:value="72.03" calcext:value-type="float">
            <text:p>72,03</text:p>
          </table:table-cell>
          <table:table-cell table:style-name="ce3" office:value-type="float" office:value="3.5" calcext:value-type="float">
            <text:p>3,50</text:p>
          </table:table-cell>
          <table:table-cell table:style-name="ce3" office:value-type="float" office:value="69.42" calcext:value-type="float">
            <text:p>69,42</text:p>
          </table:table-cell>
          <table:table-cell table:style-name="ce3" office:value-type="float" office:value="5.89" calcext:value-type="float">
            <text:p>5,89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5.67" calcext:value-type="float">
            <text:p>5,67</text:p>
          </table:table-cell>
          <table:table-cell table:style-name="ce3"/>
          <table:table-cell table:style-name="ce1" office:value-type="string" calcext:value-type="string">
            <text:p>Long D</text:p>
          </table:table-cell>
          <table:table-cell table:style-name="ce5" table:formula="of:=([.B6]/[.C6]^2+[.D6]/[.E6]^2+[.F6]/[.G6]^2+[.H6]/[.I6]^2+[.J6]/[.K6]^2)/(1/[.C6]^2+1/[.E6]^2+1/[.G6]^2+1/[.I6]^2+1/[.K6]^2)" office:value-type="float" office:value="76.7140670884288" calcext:value-type="float">
            <text:p>76,7</text:p>
          </table:table-cell>
          <table:table-cell table:style-name="ce5" table:formula="of:=SQRT(STDEV([.B6];[.D6];[.F6];[.H6];[.J6])^2+AVERAGE([.C6];[.E6];[.G6];[.I6];[.K6])^2)" office:value-type="float" office:value="8.56398598784468" calcext:value-type="float">
            <text:p>8,6</text:p>
          </table:table-cell>
          <table:table-cell table:style-name="ce6" table:formula="of:=STDEV([.B6];[.D6];[.F6];[.H6];[.J6])^2+AVERAGE([.C6];[.E6];[.G6];[.I6];[.K6])^2" office:value-type="float" office:value="73.341856" calcext:value-type="float">
            <text:p>73,34</text:p>
          </table:table-cell>
          <table:table-cell table:style-name="ce10" table:formula="of:=[.N6]^2/[.P6]" office:value-type="float" office:value="80.2413302609625" calcext:value-type="float">
            <text:p>80,2</text:p>
          </table:table-cell>
          <table:table-cell table:style-name="ce10" table:formula="of:=[.N6]/[.P6]" office:value-type="float" office:value="1.04597935302358" calcext:value-type="float">
            <text:p>1,0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edad</text:p>
          </table:table-cell>
          <table:table-cell table:style-name="ce2" office:value-type="string" calcext:value-type="string">
            <text:p>long_m</text:p>
          </table:table-cell>
          <table:table-cell table:style-name="ce2" office:value-type="string" calcext:value-type="string">
            <text:p>long_s</text:p>
          </table:table-cell>
          <table:table-cell table:style-name="Default" office:value-type="string" calcext:value-type="string">
            <text:p>peso_m</text:p>
          </table:table-cell>
          <table:table-cell table:style-name="Default" office:value-type="string" calcext:value-type="string">
            <text:p>peso_s</text:p>
          </table:table-cell>
          <table:table-cell table:style-name="ce1" office:value-type="string" calcext:value-type="string">
            <text:p>camada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,00</text:p>
          </table:table-cell>
          <table:table-cell office:value-type="float" office:value="2.82" calcext:value-type="float">
            <text:p>2,82</text:p>
          </table:table-cell>
          <table:table-cell office:value-type="float" office:value="3.12" calcext:value-type="float">
            <text:p>3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.87" calcext:value-type="float">
            <text:p>82,87</text:p>
          </table:table-cell>
          <table:table-cell office:value-type="float" office:value="2.46" calcext:value-type="float">
            <text:p>2,46</text:p>
          </table:table-cell>
          <table:table-cell office:value-type="float" office:value="8.75" calcext:value-type="float">
            <text:p>8,75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62" calcext:value-type="float">
            <text:p>39,62</text:p>
          </table:table-cell>
          <table:table-cell office:value-type="float" office:value="1.25" calcext:value-type="float">
            <text:p>1,25</text:p>
          </table:table-cell>
          <table:table-cell office:value-type="float" office:value="2.69" calcext:value-type="float">
            <text:p>2,69</text:p>
          </table:table-cell>
          <table:table-cell office:value-type="float" office:value="0.68" calcext:value-type="float">
            <text:p>0,6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87" calcext:value-type="float">
            <text:p>75,87</text:p>
          </table:table-cell>
          <table:table-cell office:value-type="float" office:value="6.11" calcext:value-type="float">
            <text:p>6,11</text:p>
          </table:table-cell>
          <table:table-cell office:value-type="float" office:value="8.68" calcext:value-type="float">
            <text:p>8,68</text:p>
          </table:table-cell>
          <table:table-cell office:value-type="float" office:value="2.88" calcext:value-type="float">
            <text:p>2,8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,00</text:p>
          </table:table-cell>
          <table:table-cell office:value-type="float" office:value="4.89" calcext:value-type="float">
            <text:p>4,89</text:p>
          </table:table-cell>
          <table:table-cell office:value-type="float" office:value="2.69" calcext:value-type="float">
            <text:p>2,69</text:p>
          </table:table-cell>
          <table:table-cell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.03" calcext:value-type="float">
            <text:p>72,03</text:p>
          </table:table-cell>
          <table:table-cell office:value-type="float" office:value="3.5" calcext:value-type="float">
            <text:p>3,50</text:p>
          </table:table-cell>
          <table:table-cell office:value-type="float" office:value="8.69" calcext:value-type="float">
            <text:p>8,69</text:p>
          </table:table-cell>
          <table:table-cell office:value-type="float" office:value="1.49" calcext:value-type="float">
            <text:p>1,4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25" calcext:value-type="float">
            <text:p>32,25</text:p>
          </table:table-cell>
          <table:table-cell office:value-type="float" office:value="5.02" calcext:value-type="float">
            <text:p>5,02</text:p>
          </table:table-cell>
          <table:table-cell office:value-type="float" office:value="2.27" calcext:value-type="float">
            <text:p>2,27</text:p>
          </table:table-cell>
          <table:table-cell office:value-type="float" office:value="0.46" calcext:value-type="float">
            <text:p>0,4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.42" calcext:value-type="float">
            <text:p>69,42</text:p>
          </table:table-cell>
          <table:table-cell office:value-type="float" office:value="5.89" calcext:value-type="float">
            <text:p>5,89</text:p>
          </table:table-cell>
          <table:table-cell office:value-type="float" office:value="6.35" calcext:value-type="float">
            <text:p>6,35</text:p>
          </table:table-cell>
          <table:table-cell office:value-type="float" office:value="0.61" calcext:value-type="float">
            <text:p>0,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,00</text:p>
          </table:table-cell>
          <table:table-cell office:value-type="float" office:value="2.64" calcext:value-type="float">
            <text:p>2,64</text:p>
          </table:table-cell>
          <table:table-cell office:value-type="float" office:value="1.68" calcext:value-type="float">
            <text:p>1,68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.79" calcext:value-type="float">
            <text:p>63,79</text:p>
          </table:table-cell>
          <table:table-cell office:value-type="float" office:value="5.67" calcext:value-type="float">
            <text:p>5,67</text:p>
          </table:table-cell>
          <table:table-cell office:value-type="float" office:value="7.84" calcext:value-type="float">
            <text:p>7,84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2">00/00/0000</text:date>, <text:time style:data-style-name="N2" text:time-value="12:04:17.0305147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12T13:49:41.206660376</dc:date>
    <meta:editing-duration>PT1H57M7S</meta:editing-duration>
    <meta:editing-cycles>3</meta:editing-cycles>
    <meta:generator>LibreOffice/4.3.3.2$Linux_X86_64 LibreOffice_project/430m0$Build-2</meta:generator>
    <meta:document-statistic meta:table-count="2" meta:cell-count="455" meta:object-count="0"/>
  </office:meta>
</office:document-meta>
</file>